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6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table:style-name="Default"/>
          <table:table-cell office:value-type="string" calcext:value-type="string">
            <text:p>Cze-cze, cza-cza</text:p>
          </table:table-cell>
          <table:table-cell office:value-type="string" calcext:value-type="string">
            <text:p>Cze-cza, cza-cze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Miernik szary</text:p>
          </table:table-cell>
          <table:table-cell office:value-type="string" calcext:value-type="string">
            <text:p>Napięcie [V]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279" calcext:value-type="float">
            <text:p>4,8279</text:p>
          </table:table-cell>
          <table:table-cell office:value-type="float" office:value="-4.8158" calcext:value-type="float">
            <text:p>-4,8158</text:p>
          </table:table-cell>
          <table:table-cell table:style-name="ce2"/>
          <table:table-cell table:style-name="ce4"/>
          <table:table-cell table:style-name="Default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8297" calcext:value-type="float">
            <text:p>4,8297</text:p>
          </table:table-cell>
          <table:table-cell office:value-type="float" office:value="-4.8149" calcext:value-type="float">
            <text:p>-4,8149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8323" calcext:value-type="float">
            <text:p>4,8323</text:p>
          </table:table-cell>
          <table:table-cell office:value-type="float" office:value="-4.8146" calcext:value-type="float">
            <text:p>-4,8146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8157" calcext:value-type="float">
            <text:p>4,8157</text:p>
          </table:table-cell>
          <table:table-cell office:value-type="float" office:value="-4.8144" calcext:value-type="float">
            <text:p>-4,8144</text:p>
          </table:table-cell>
          <table:table-cell table:style-name="ce2"/>
          <table:table-cell office:value-type="string" calcext:value-type="string">
            <text:p>Średnia</text:p>
          </table:table-cell>
          <table:table-cell office:value-type="string" calcext:value-type="string">
            <text:p>Odchylenie s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8152" calcext:value-type="float">
            <text:p>4,8152</text:p>
          </table:table-cell>
          <table:table-cell office:value-type="float" office:value="-4.8141" calcext:value-type="float">
            <text:p>-4,8141</text:p>
          </table:table-cell>
          <table:table-cell table:style-name="ce2"/>
          <table:table-cell table:formula="of:=AVERAGE([.C3:.C12])" office:value-type="float" office:value="4.81961" calcext:value-type="float">
            <text:p>4,81961</text:p>
          </table:table-cell>
          <table:table-cell table:formula="of:=COM.MICROSOFT.STDEV.P([.C3:.C12])" office:value-type="float" office:value="0.00685688704879986" calcext:value-type="float">
            <text:p>0,006856887048799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8148" calcext:value-type="float">
            <text:p>4,8148</text:p>
          </table:table-cell>
          <table:table-cell office:value-type="float" office:value="-4.8174" calcext:value-type="float">
            <text:p>-4,8174</text:p>
          </table:table-cell>
          <table:table-cell table:style-name="ce2"/>
          <table:table-cell table:formula="of:=AVERAGE([.D3:.D12])" office:value-type="float" office:value="-4.81395" calcext:value-type="float">
            <text:p>-4,81395</text:p>
          </table:table-cell>
          <table:table-cell table:formula="of:=COM.MICROSOFT.STDEV.P([.D3:.D12])" office:value-type="float" office:value="0.00201556443707468" calcext:value-type="float">
            <text:p>0,002015564437074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8147" calcext:value-type="float">
            <text:p>4,8147</text:p>
          </table:table-cell>
          <table:table-cell office:value-type="float" office:value="-4.8147" calcext:value-type="float">
            <text:p>-4,8147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8152" calcext:value-type="float">
            <text:p>4,8152</text:p>
          </table:table-cell>
          <table:table-cell office:value-type="float" office:value="-4.8112" calcext:value-type="float">
            <text:p>-4,8112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8154" calcext:value-type="float">
            <text:p>4,8154</text:p>
          </table:table-cell>
          <table:table-cell office:value-type="float" office:value="-4.8117" calcext:value-type="float">
            <text:p>-4,8117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8152" calcext:value-type="float">
            <text:p>4,8152</text:p>
          </table:table-cell>
          <table:table-cell office:value-type="float" office:value="-4.8107" calcext:value-type="float">
            <text:p>-4,8107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iernik żółty</text:p>
          </table:table-cell>
          <table:table-cell office:value-type="string" calcext:value-type="string">
            <text:p>Napięcie [V]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6" calcext:value-type="float">
            <text:p>4,86</text:p>
          </table:table-cell>
          <table:table-cell office:value-type="float" office:value="-4.86" calcext:value-type="float">
            <text:p>-4,86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86" calcext:value-type="float">
            <text:p>4,86</text:p>
          </table:table-cell>
          <table:table-cell office:value-type="float" office:value="-4.86" calcext:value-type="float">
            <text:p>-4,86</text:p>
          </table:table-cell>
          <table:table-cell table:style-name="ce2"/>
          <table:table-cell office:value-type="string" calcext:value-type="string">
            <text:p>Średnia</text:p>
          </table:table-cell>
          <table:table-cell office:value-type="string" calcext:value-type="string">
            <text:p>Odchylenie s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86" calcext:value-type="float">
            <text:p>4,86</text:p>
          </table:table-cell>
          <table:table-cell office:value-type="float" office:value="-4.86" calcext:value-type="float">
            <text:p>-4,86</text:p>
          </table:table-cell>
          <table:table-cell table:style-name="ce2"/>
          <table:table-cell table:formula="of:=AVERAGE([.C15:.C19])" office:value-type="float" office:value="4.86" calcext:value-type="float">
            <text:p>4,86</text:p>
          </table:table-cell>
          <table:table-cell table:style-name="ce5" table:formula="of:=COM.MICROSOFT.STDEV.P([.C15:.C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86" calcext:value-type="float">
            <text:p>4,86</text:p>
          </table:table-cell>
          <table:table-cell office:value-type="float" office:value="-4.86" calcext:value-type="float">
            <text:p>-4,86</text:p>
          </table:table-cell>
          <table:table-cell table:style-name="ce2"/>
          <table:table-cell table:formula="of:=AVERAGE([.D15:.D19])" office:value-type="float" office:value="-4.86" calcext:value-type="float">
            <text:p>-4,86</text:p>
          </table:table-cell>
          <table:table-cell table:formula="of:=COM.MICROSOFT.STDEV.P([.D15:.D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86" calcext:value-type="float">
            <text:p>4,86</text:p>
          </table:table-cell>
          <table:table-cell office:value-type="float" office:value="-4.86" calcext:value-type="float">
            <text:p>-4,86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Zmodyfikowany szary</text:p>
          </table:table-cell>
          <table:table-cell office:value-type="string" calcext:value-type="string">
            <text:p>Napięcie [V]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9303" calcext:value-type="float">
            <text:p>4,9303</text:p>
          </table:table-cell>
          <table:table-cell office:value-type="float" office:value="-4.9298" calcext:value-type="float">
            <text:p>-4,9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9304" calcext:value-type="float">
            <text:p>4,9304</text:p>
          </table:table-cell>
          <table:table-cell office:value-type="float" office:value="-4.9297" calcext:value-type="float">
            <text:p>-4,9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9299" calcext:value-type="float">
            <text:p>4,9299</text:p>
          </table:table-cell>
          <table:table-cell office:value-type="float" office:value="-4.9298" calcext:value-type="float">
            <text:p>-4,9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9297" calcext:value-type="float">
            <text:p>4,9297</text:p>
          </table:table-cell>
          <table:table-cell office:value-type="float" office:value="-4.9295" calcext:value-type="float">
            <text:p>-4,9295</text:p>
          </table:table-cell>
          <table:table-cell/>
          <table:table-cell office:value-type="string" calcext:value-type="string">
            <text:p>Średnia</text:p>
          </table:table-cell>
          <table:table-cell office:value-type="string" calcext:value-type="string">
            <text:p>Odchylenie s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9297" calcext:value-type="float">
            <text:p>4,9297</text:p>
          </table:table-cell>
          <table:table-cell table:style-name="ce3" office:value-type="float" office:value="-4.93" calcext:value-type="float">
            <text:p>-4,9300</text:p>
          </table:table-cell>
          <table:table-cell/>
          <table:table-cell table:formula="of:=AVERAGE([.C22:.C31])" office:value-type="float" office:value="4.92972" calcext:value-type="float">
            <text:p>4,92972</text:p>
          </table:table-cell>
          <table:table-cell table:formula="of:=COM.MICROSOFT.STDEV.P([.C22:.C31])" office:value-type="float" office:value="0.000360000000000025" calcext:value-type="float">
            <text:p>0,0003600000000000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9296" calcext:value-type="float">
            <text:p>4,9296</text:p>
          </table:table-cell>
          <table:table-cell office:value-type="float" office:value="-4.9305" calcext:value-type="float">
            <text:p>-4,9305</text:p>
          </table:table-cell>
          <table:table-cell/>
          <table:table-cell table:formula="of:=AVERAGE([.D22:.D31])" office:value-type="float" office:value="-4.92944" calcext:value-type="float">
            <text:p>-4,92944</text:p>
          </table:table-cell>
          <table:table-cell table:formula="of:=COM.MICROSOFT.STDEV.P([.D22:.D31])" office:value-type="float" office:value="0.000776144316477305" calcext:value-type="float">
            <text:p>0,0007761443164773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9295" calcext:value-type="float">
            <text:p>4,9295</text:p>
          </table:table-cell>
          <table:table-cell office:value-type="float" office:value="-4.9288" calcext:value-type="float">
            <text:p>-4,9288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293" calcext:value-type="float">
            <text:p>4,9293</text:p>
          </table:table-cell>
          <table:table-cell office:value-type="float" office:value="-4.9296" calcext:value-type="float">
            <text:p>-4,9296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9293" calcext:value-type="float">
            <text:p>4,9293</text:p>
          </table:table-cell>
          <table:table-cell office:value-type="float" office:value="-4.9292" calcext:value-type="float">
            <text:p>-4,929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9295" calcext:value-type="float">
            <text:p>4,9295</text:p>
          </table:table-cell>
          <table:table-cell office:value-type="float" office:value="-4.9275" calcext:value-type="float">
            <text:p>-4,927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Fotowoltaika</text:p>
          </table:table-cell>
          <table:table-cell office:value-type="string" calcext:value-type="string">
            <text:p>Napięcie [V]</text:p>
          </table:table-cell>
          <table:table-cell office:value-type="string" calcext:value-type="string">
            <text:p>Natężenie [mA]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rzy komputerze</text:p>
          </table:table-cell>
          <table:table-cell office:value-type="float" office:value="2.4458" calcext:value-type="float">
            <text:p>2,4458</text:p>
          </table:table-cell>
          <table:table-cell office:value-type="float" office:value="0.101" calcext:value-type="float">
            <text:p>0,101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od oknem</text:p>
          </table:table-cell>
          <table:table-cell office:value-type="float" office:value="4.9933" calcext:value-type="float">
            <text:p>4,9933</text:p>
          </table:table-cell>
          <table:table-cell office:value-type="float" office:value="2.099" calcext:value-type="float">
            <text:p>2,09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a zewnątrz</text:p>
          </table:table-cell>
          <table:table-cell table:style-name="ce3" office:value-type="float" office:value="6.511" calcext:value-type="float">
            <text:p>6,5110</text:p>
          </table:table-cell>
          <table:table-cell office:value-type="float" office:value="101.24" calcext:value-type="float">
            <text:p>101,2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o słońca</text:p>
          </table:table-cell>
          <table:table-cell table:style-name="ce3" office:value-type="float" office:value="6.636" calcext:value-type="float">
            <text:p>6,6360</text:p>
          </table:table-cell>
          <table:table-cell office:value-type="float" office:value="174.76" calcext:value-type="float">
            <text:p>174,76</text:p>
          </table:table-cell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Arkusz1.F22:Arkusz1.F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17" number:min-decimal-places="17" number:min-integer-digits="1"/>
    </number:number-style>
    <number:number-style style:name="N110">
      <number:number number:decimal-places="18" number:min-decimal-places="18" number:min-integer-digits="1"/>
    </number:number-style>
    <number:number-style style:name="N111">
      <number:number number:decimal-places="19" number:min-decimal-places="19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1:51:09.299000000</meta:creation-date>
    <dc:date>2023-03-02T13:05:54.439000000</dc:date>
    <meta:editing-duration>PT1H14M35S</meta:editing-duration>
    <meta:editing-cycles>3</meta:editing-cycles>
    <meta:generator>LibreOffice/7.4.1.2$Windows_X86_64 LibreOffice_project/3c58a8f3a960df8bc8fd77b461821e42c061c5f0</meta:generator>
    <meta:document-statistic meta:table-count="1" meta:cell-count="116" meta:object-count="0"/>
  </office:meta>
</office:document-meta>
</file>